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ce9327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ddfbc49"/>
    </style:style>
    <style:style style:name="P64" style:family="paragraph" style:parent-style-name="Standard">
      <style:text-properties officeooo:paragraph-rsid="0deb3f7d"/>
    </style:style>
    <style:style style:name="P65" style:family="paragraph" style:parent-style-name="Footnote">
      <style:text-properties officeooo:paragraph-rsid="04473353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955231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officeooo:rsid="004804ae"/>
    </style:style>
    <style:style style:name="T27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0ada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officeooo:rsid="047da547"/>
    </style:style>
    <style:style style:name="T3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7" style:family="text">
      <style:text-properties style:use-window-font-color="true" loext:opacity="0%" style:font-name="Liberation Sans" fo:font-size="12pt" style:font-size-asian="12pt" style:font-size-complex="12pt"/>
    </style:style>
    <style:style style:name="T328" style:family="text">
      <style:text-properties officeooo:rsid="04473353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officeooo:rsid="0aace3cd"/>
    </style:style>
    <style:style style:name="T333" style:family="text">
      <style:text-properties officeooo:rsid="0b952edb"/>
    </style:style>
    <style:style style:name="T334" style:family="text">
      <style:text-properties fo:font-size="8pt" style:font-size-asian="8pt" style:font-size-complex="8pt" loext:padding="0.049cm" loext:border="0.31pt solid #000000"/>
    </style:style>
    <style:style style:name="T335" style:family="text">
      <style:text-properties officeooo:rsid="0394a435"/>
    </style:style>
    <style:style style:name="T336" style:family="text">
      <style:text-properties officeooo:rsid="0be4091b"/>
    </style:style>
    <style:style style:name="T337" style:family="text">
      <style:text-properties officeooo:rsid="0cf7e116"/>
    </style:style>
    <style:style style:name="T338" style:family="text">
      <style:text-properties officeooo:rsid="0de11971"/>
    </style:style>
    <style:style style:name="T339" style:family="text">
      <style:text-properties officeooo:rsid="01657261" style:font-size-complex="12pt"/>
    </style:style>
    <style:style style:name="T340" style:family="text">
      <style:text-properties officeooo:rsid="0e5635a7"/>
    </style:style>
    <style:style style:name="T341" style:family="text">
      <style:text-properties officeooo:rsid="0e56c5f4"/>
    </style:style>
    <style:style style:name="T342" style:family="text">
      <style:text-properties officeooo:rsid="0e80285f"/>
    </style:style>
    <style:style style:name="T343" style:family="text">
      <style:text-properties officeooo:rsid="0e838e2a"/>
    </style:style>
    <style:style style:name="T344" style:family="text">
      <style:text-properties officeooo:rsid="0e83c34e"/>
    </style:style>
    <style:style style:name="T345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3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style:font-size-asian="12pt" style:font-size-complex="12pt"/>
    </style:style>
    <style:style style:name="T359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77"><text:span text:style-name="T335">Deze versie </text:span><text:span text:style-name="T335"><text:reference-ref text:reference-format="text" text:ref-name="Versie">22.04</text:reference-ref></text:span><text:span text:style-name="T336"><text:s/></text:span><text:span text:style-name="T335">is een zogenaamde LTS-versie (</text:span><text:span text:style-name="T338">LTS=</text:span><text:span text:style-name="T335">Long-Term Support, langetermijnondersteuning).<text:line-break/></text:span><text:span text:style-name="T265">Deze</text:span><text:span text:style-name="T266"> LTS-versie wordt </text:span><text:span text:style-name="T272">vanaf vrijgave (</text:span><text:span text:style-name="T271">april</text:span><text:span text:style-name="T269"> 202</text:span><text:span text:style-name="T271">2</text:span><text:span text:style-name="T272">) </text:span><text:span text:style-name="T267">vijf</text:span><text:span text:style-name="T266"> jaar ondersteund</text:span><text:span text:style-name="T268"> </text:span><text:span text:style-name="T266">(tot </text:span><text:span text:style-name="T271">april</text:span><text:span text:style-name="T265"> </text:span><text:span text:style-name="T266">202</text:span><text:span text:style-name="T271">7</text:span><text:span text:style-name="T268">)</text:span><text:span text:style-name="T270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8"/>
      <text:p text:style-name="P70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1">voor</text:span><text:span text:style-name="T302"> </text:span><text:span text:style-name="T303">deze en andere </text:span><text:span text:style-name="T304">Linux documenten</text:span><text:span text:style-name="T102">, scripts, </text:span><text:span text:style-name="T103">en informatie</text:span><text:span text:style-name="T102">.</text:span></text:p>
      <text:p text:style-name="P9"/>
      <text:p text:style-name="P39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0"/>
      <text:p text:style-name="P7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5">(zie toelichting)</text:span><text:span text:style-name="T17">:</text:span></text:p>
      <text:p text:style-name="P2"><text:span text:style-name="Definition"><text:span text:style-name="T322">g</text:span></text:span><text:span text:style-name="Definition"><text:span text:style-name="T321">ebruiker</text:span></text:span><text:span text:style-name="Definition"><text:span text:style-name="T310"><text:tab/><text:tab/></text:span></text:span><text:span text:style-name="Definition"><text:span text:style-name="T327"> <text:tab/><text:tab/></text:span></text:span><text:span text:style-name="T311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1"><text:tab/></text:span><text:span text:style-name="T312">(</text:span><text:span text:style-name="T307">volledige naam, bijv. </text:span><text:span text:style-name="T309">J</text:span><text:span text:style-name="T326">a</text:span><text:span text:style-name="T309">n </text:span><text:span text:style-name="T326">Jansen</text:span><text:span text:style-name="T308">)</text:span></text:p>
      <text:p text:style-name="Standard"><text:span text:style-name="Definition"><text:span text:style-name="T322">g</text:span></text:span><text:span text:style-name="Definition"><text:span text:style-name="T321">ebruikersnaam</text:span></text:span><text:span text:style-name="Definition"><text:span text:style-name="T306"><text:tab/></text:span></text:span><text:span text:style-name="Definition"><text:span text:style-name="T306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06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24">c</text:span></text:span><text:span text:style-name="Definition"><text:span text:style-name="T323">omputernaam</text:span></text:span><text:span text:style-name="Definition"><text:span text:style-name="T313"><text:tab/><text:tab/></text:span></text:span><text:span text:style-name="Definition"><text:span text:style-name="T311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1"><text:tab/></text:span></text:span><text:span text:style-name="Definition"><text:span text:style-name="T314">(</text:span></text:span><text:span text:style-name="Definition"><text:span text:style-name="T315">naam van de compute</text:span></text:span><text:span text:style-name="Definition"><text:span text:style-name="T316">r, </text:span></text:span><text:span text:style-name="Definition"><text:span text:style-name="T317">bijv. </text:span></text:span><text:span text:style-name="Definition"><text:span text:style-name="T318">pc02</text:span></text:span><text:span text:style-name="Definition"><text:span text:style-name="T314">)</text:span></text:span></text:p>
      <text:p text:style-name="P1"><text:span text:style-name="Definition"><text:span text:style-name="T322">o</text:span></text:span><text:span text:style-name="Definition"><text:span text:style-name="T321">pstartmenu</text:span></text:span><text:span text:style-name="Definition"><text:span text:style-name="T311"><text:tab/><text:tab/><text:tab/></text:span></text:span><text:span text:style-name="Definition"><text:span text:style-name="T311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1"><text:tab/></text:span></text:span><text:span text:style-name="Definition"><text:span text:style-name="T314">(</text:span></text:span><text:span text:style-name="Definition"><text:span text:style-name="T315">to</text:span></text:span><text:span text:style-name="Definition"><text:span text:style-name="T319">ets voor het opstartmedium</text:span></text:span><text:span text:style-name="Definition"><text:span text:style-name="T320">)</text:span></text:span></text:p>
      <text:p text:style-name="P1"><text:span text:style-name="Definition"><text:span text:style-name="T324">i</text:span></text:span><text:span text:style-name="Definition"><text:span text:style-name="T325">nstellingen</text:span></text:span><text:span text:style-name="T314"><text:tab/><text:tab/> <text:tab/></text:span><text:span text:style-name="T314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4"><text:tab/>(</text:span><text:span text:style-name="T315">toets voor het BIOS/UEFI-scherm</text:span><text:span text:style-name="T314">)</text:span></text:p>
      <text:p text:style-name="P3"><text:span text:style-name="Definition"><text:span text:style-name="T346">g</text:span></text:span><text:span text:style-name="Definition"><text:span text:style-name="T345">ebruiker</text:span></text:span><text:span text:style-name="Definition"><text:span text:style-name="T347">2</text:span></text:span><text:span text:style-name="Definition"><text:span text:style-name="T348"><text:tab/></text:span></text:span><text:span text:style-name="Definition"><text:span text:style-name="T358"> <text:tab/><text:tab/></text:span></text:span><text:span text:style-name="T349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49"><text:tab/></text:span><text:span text:style-name="T350">(</text:span><text:span text:style-name="T351">volledige naam </text:span><text:span text:style-name="T352">evt. 2</text:span><text:span text:style-name="T359">e</text:span><text:span text:style-name="T352"> gebruiker</text:span><text:span text:style-name="T353">)</text:span></text:p>
      <text:p text:style-name="P71"><text:span text:style-name="Definition"><text:span text:style-name="T346">g</text:span></text:span><text:span text:style-name="Definition"><text:span text:style-name="T345">ebruikersnaam</text:span></text:span><text:span text:style-name="Definition"><text:span text:style-name="T347">2</text:span></text:span><text:span text:style-name="Definition"><text:span text:style-name="T354"><text:tab/></text:span></text:span><text:span text:style-name="Definition"><text:span text:style-name="T354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4"><text:tab/></text:span></text:span><text:span text:style-name="T355">(korte naam</text:span><text:span text:style-name="T356"> </text:span><text:span text:style-name="T357">evt. 2</text:span><text:span text:style-name="T360">e</text:span><text:span text:style-name="T357"> gebruiker</text:span><text:span text:style-name="T355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0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3"/>
      <text:p text:style-name="P23"/>
      <text:list xml:id="list2326267530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3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7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0"><text:span text:style-name="T343">Debian-</text:span><text:span text:style-name="T344">p</text:span>akket kz plaatst documenten en scripts van Karel Zimmer <text:span text:style-name="T342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6"><text:span text:style-name="T216">D</text:span>e <text:span text:style-name="T334">Super</text:span>-toets <text:span text:style-name="T216">is </text:span>de Windows<text:span text:style-name="T337">-</text:span><text:span text:style-name="T333">toets</text:span>, <text:span text:style-name="T337">C</text:span>ommand-<text:span text:style-name="T333">toets</text:span>, of <text:span text:style-name="T337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2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2"/>
      <text:list xml:id="list65232164292163" text:continue-numbering="true" text:style-name="L1">
        <text:list-item>
          <text:p text:style-name="P86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0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25">Start de computer op vanaf </text:span><text:span text:style-name="T273">een </text:span><text:span text:style-name="T273"><text:reference-ref text:reference-format="text" text:ref-name="Distributie">Ubuntu</text:reference-ref></text:span><text:span text:style-name="T273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5"><text:span text:style-name="T328">Vanaf ee</text:span>n Live <text:span text:style-name="T332">USB-stick </text:span><text:span text:style-name="T340">(</text:span><text:span text:style-name="T332">of </text:span><text:span text:style-name="T341">cd/dvd</text:span><text:span text:style-name="T340">)</text:span><text:span text:style-name="T19"> </text:span>kunt <text:span text:style-name="T328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0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3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6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29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3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39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6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1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75">het gewenste </text:span></text:span><text:span text:style-name="Strong_20_Emphasis"><text:span text:style-name="T290">Installatie type</text:span></text:span><text:span text:style-name="Strong_20_Emphasis"><text:span text:style-name="T275">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69"><text:span text:style-name="Strong_20_Emphasis"><text:span text:style-name="T276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277">O</text:span></text:span><text:span text:style-name="Strong_20_Emphasis"><text:span text:style-name="T278">p </text:span></text:span><text:span text:style-name="Strong_20_Emphasis"><text:span text:style-name="T279">het </text:span></text:span><text:span text:style-name="Strong_20_Emphasis"><text:span text:style-name="T280">scherm </text:span></text:span><text:span text:style-name="Strong_20_Emphasis"><text:span text:style-name="T291">Waar bevindt u zich?</text:span></text:span><text:span text:style-name="Strong_20_Emphasis"><text:span text:style-name="T280"> </text:span></text:span><text:span text:style-name="Strong_20_Emphasis"><text:span text:style-name="T281">controleer </text:span></text:span><text:span text:style-name="Strong_20_Emphasis"><text:span text:style-name="T282">de </text:span></text:span><text:span text:style-name="Strong_20_Emphasis"><text:span text:style-name="T281">locatie en </text:span></text:span><text:span text:style-name="Strong_20_Emphasis"><text:span text:style-name="T277">klik </text:span></text:span><text:span text:style-name="Strong_20_Emphasis"><text:span text:style-name="T280">op </text:span></text:span><text:span text:style-name="Strong_20_Emphasis"><text:span text:style-name="T291">Verder</text:span></text:span><text:span text:style-name="Strong_20_Emphasis"><text:span text:style-name="T280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6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6"><text:span text:style-name="T292">Op </text:span><text:span text:style-name="T293">het </text:span><text:span text:style-name="T291">scherm </text:span><text:span text:style-name="Strong_20_Emphasis"><text:span text:style-name="T291">Wie bent u?</text:span></text:span><text:span text:style-name="T291"> </text:span><text:span text:style-name="T292">vul </text:span><text:span text:style-name="T294">in </text:span><text:span text:style-name="Strong_20_Emphasis"><text:span text:style-name="T295">Uw n</text:span></text:span><text:span text:style-name="Strong_20_Emphasis"><text:span text:style-name="T296">aam</text:span></text:span><text:span text:style-name="Strong_20_Emphasis"><text:span text:style-name="T283"> </text:span></text:span><text:span text:style-name="Definition"><text:span text:style-name="T5">gebruiker</text:span></text:span><text:span text:style-name="Strong_20_Emphasis"><text:span text:style-name="T284">, <text:line-break/></text:span></text:span><text:span text:style-name="Strong_20_Emphasis"><text:span text:style-name="T296">Naam </text:span></text:span><text:span text:style-name="Strong_20_Emphasis"><text:span text:style-name="T295">van uw </text:span></text:span><text:span text:style-name="Strong_20_Emphasis"><text:span text:style-name="T297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3">,<text:line-break/></text:span></text:span><text:span text:style-name="Strong_20_Emphasis"><text:span text:style-name="T295">Kies een g</text:span></text:span><text:span text:style-name="Strong_20_Emphasis"><text:span text:style-name="T297">ebruikersnaam</text:span></text:span><text:span text:style-name="Strong_20_Emphasis"><text:span text:style-name="T283"> </text:span></text:span><text:span text:style-name="Definition"><text:span text:style-name="T5">gebruikersnaam</text:span></text:span><text:span text:style-name="Strong_20_Emphasis"><text:span text:style-name="T283">,<text:line-break/></text:span></text:span><text:span text:style-name="Strong_20_Emphasis"><text:span text:style-name="T285">g</text:span></text:span><text:span text:style-name="Strong_20_Emphasis"><text:span text:style-name="T274">eef tweemaal een </text:span></text:span><text:span text:style-name="Strong_20_Emphasis"><text:span text:style-name="T289">wachtwoord</text:span></text:span><text:span text:style-name="Strong_20_Emphasis"><text:span text:style-name="T274">,</text:span></text:span><text:span text:style-name="Strong_20_Emphasis"><text:span text:style-name="T286"> </text:span></text:span><text:span text:style-name="Strong_20_Emphasis"><text:span text:style-name="T287">en</text:span></text:span><text:span text:style-name="Strong_20_Emphasis"><text:span text:style-name="T286"> </text:span></text:span><text:span text:style-name="Strong_20_Emphasis"><text:span text:style-name="T288">k</text:span></text:span><text:span text:style-name="Strong_20_Emphasis"><text:span text:style-name="T274">lik op </text:span></text:span><text:span text:style-name="Strong_20_Emphasis"><text:span text:style-name="T289">Verder</text:span></text:span><text:span text:style-name="Strong_20_Emphasis"><text:span text:style-name="T274">.</text:span></text:span></text:p>
          </table:table-cell>
        </table:table-row>
      </table:table>
      <text:p text:style-name="P42"><text:span text:style-name="Strong_20_Emphasis"><text:span text:style-name="T161"/></text:span></text:p>
      <text:list xml:id="list65231127262579" text:continue-numbering="true" text:style-name="L1">
        <text:list-item>
          <text:p text:style-name="P84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6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/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4"><text:span text:style-name="T343">Debian-p</text:span>akket kz plaatst documenten en scripts van Karel Zimmer <text:span text:style-name="T342">(zie </text:span><text:a xlink:type="simple" xlink:href="https://karelzimmer.nl/" text:style-name="Internet_20_link" text:visited-style-name="Visited_20_Internet_20_Link"><text:span text:style-name="Strong_20_Emphasis"><text:span text:style-name="T331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1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6"><text:span text:style-name="Strong_20_Emphasis"><text:span text:style-name="T99"><text:tab/></text:span></text:span></text:p>
      <text:p text:style-name="P47"><text:span text:style-name="Strong_20_Emphasis"><text:span text:style-name="T130"/></text:span></text:p>
      <text:p text:style-name="P48"><text:span text:style-name="Strong_20_Emphasis"><text:span text:style-name="T117"/></text:span></text:p>
      <text:list xml:id="list65231462261004" text:continue-numbering="true" text:style-name="L1">
        <text:list-item>
          <text:p text:style-name="P87"><text:span text:style-name="Strong_20_Emphasis"><text:span text:style-name="T2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6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8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1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19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6"><text:span text:style-name="T216">D</text:span>e <text:span text:style-name="T334">Super</text:span>-toets <text:span text:style-name="T216">is </text:span>de Windows<text:span text:style-name="T337">-</text:span><text:span text:style-name="T333">toets</text:span>, <text:span text:style-name="T337">C</text:span>ommand-<text:span text:style-name="T333">toets</text:span>, of <text:span text:style-name="T337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8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7"><text:span text:style-name="Strong_20_Emphasis"><text:span text:style-name="T147"/></text:span></text:p>
      <text:p text:style-name="P36"/>
      <text:p text:style-name="P36"/>
      <text:p text:style-name="P38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5"/>
      <text:p text:style-name="P88"><text:span text:style-name="Emphasis"><text:span text:style-name="T29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0">Publiek Domein Verklaring</text:span></text:span></text:a><text:span text:style-name="Emphasis"><text:span text:style-name="T29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30T06:52:30.571790384">30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30T06:52:30.301685413</dc:date>
    <meta:keyword>Installatie</meta:keyword>
    <meta:keyword>Checklist</meta:keyword>
    <meta:keyword>Linux</meta:keyword>
    <meta:editing-cycles>6533</meta:editing-cycles>
    <meta:editing-duration>P11DT13H33M44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1" meta:character-count="4981" meta:non-whitespace-character-count="4284"/>
    <meta:user-defined meta:name="Info 1"/>
    <meta:user-defined meta:name="Info 2"/>
    <meta:user-defined meta:name="Info 3"/>
    <meta:user-defined meta:name="Info 4"/>
  </office:meta>
</office:document-meta>
</file>